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580000001F27B9DB4484B1B66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swiss"/>
    <style:font-face style:name="AR PL SungtiL GB" svg:font-family="'AR PL SungtiL GB'"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master-page-name="">
      <style:table-properties style:width="13.508cm" fo:margin-left="1.76cm" style:page-number="auto" table:align="left" style:shadow="none"/>
    </style:style>
    <style:style style:name="Taula1.A" style:family="table-column">
      <style:table-column-properties style:column-width="6.5cm"/>
    </style:style>
    <style:style style:name="Taula1.B" style:family="table-column">
      <style:table-column-properties style:column-width="7.008cm"/>
    </style:style>
    <style:style style:name="Taula1.1" style:family="table-row">
      <style:table-row-properties style:min-row-height="0.801cm"/>
    </style:style>
    <style:style style:name="Taula1.A1" style:family="table-cell">
      <style:table-cell-properties fo:background-color="#adc5e7" fo:padding="0.097cm" fo:border-left="0.05pt solid #000000" fo:border-right="none" fo:border-top="0.05pt solid #000000" fo:border-bottom="0.05pt solid #000000">
        <style:background-image/>
      </style:table-cell-properties>
    </style:style>
    <style:style style:name="Taula1.B1" style:family="table-cell">
      <style:table-cell-properties fo:background-color="#adc5e7" fo:padding="0.097cm" fo:border="0.05pt solid #000000">
        <style:background-image/>
      </style:table-cell-properties>
    </style:style>
    <style:style style:name="Taula1.A2" style:family="table-cell">
      <style:table-cell-properties fo:padding="0.097cm" fo:border-left="0.05pt solid #000000" fo:border-right="none" fo:border-top="none" fo:border-bottom="0.05pt solid #000000"/>
    </style:style>
    <style:style style:name="Taula1.B2" style:family="table-cell">
      <style:table-cell-properties fo:padding="0.097cm" fo:border-left="0.05pt solid #000000" fo:border-right="0.05pt solid #000000" fo:border-top="none" fo:border-bottom="0.05pt solid #000000"/>
    </style:style>
    <style:style style:name="Taula1.A3" style:family="table-cell">
      <style:table-cell-properties fo:padding="0.097cm" fo:border-left="0.05pt solid #000000" fo:border-right="none" fo:border-top="none" fo:border-bottom="0.05pt solid #000000"/>
    </style:style>
    <style:style style:name="Taula1.B3" style:family="table-cell">
      <style:table-cell-properties fo:padding="0.097cm" fo:border-left="0.05pt solid #000000" fo:border-right="0.05pt solid #000000" fo:border-top="none" fo:border-bottom="0.05pt solid #000000"/>
    </style:style>
    <style:style style:name="Taula1.A4" style:family="table-cell">
      <style:table-cell-properties fo:padding="0.097cm" fo:border-left="0.05pt solid #000000" fo:border-right="none" fo:border-top="none" fo:border-bottom="0.05pt solid #000000"/>
    </style:style>
    <style:style style:name="Taula1.B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style:font-name="arial" fo:font-size="10pt" fo:font-style="italic" officeooo:rsid="001d45ca" officeooo:paragraph-rsid="013ee4a3" style:font-size-asian="10pt" style:font-style-asian="italic" style:font-size-complex="10pt" style:font-style-complex="italic"/>
    </style:style>
    <style:style style:name="P2" style:family="paragraph" style:parent-style-name="Header">
      <style:paragraph-properties fo:text-align="end" style:justify-single-word="false"/>
      <style:text-properties style:font-name="arial" fo:font-size="10pt" fo:font-style="italic" officeooo:rsid="001210b2" officeooo:paragraph-rsid="013ee4a3" style:font-size-asian="10pt" style:font-style-asian="italic" style:font-size-complex="10pt" style:font-style-complex="italic"/>
    </style:style>
    <style:style style:name="P3" style:family="paragraph" style:parent-style-name="Footer">
      <style:paragraph-properties fo:text-align="center" style:justify-single-word="false"/>
      <style:text-properties style:font-name="Arial" fo:font-size="10pt" style:font-size-asian="10pt" style:font-size-complex="10pt"/>
    </style:style>
    <style:style style:name="P4"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5" style:family="paragraph" style:parent-style-name="Standard">
      <style:paragraph-properties fo:text-align="center" style:justify-single-word="false"/>
      <style:text-properties style:font-name="arial" fo:font-size="16pt" fo:font-weight="bold" officeooo:rsid="013ee4a3" officeooo:paragraph-rsid="013ee4a3" style:font-size-asian="16pt" style:font-weight-asian="bold" style:font-size-complex="16pt" style:font-weight-complex="bold"/>
    </style:style>
    <style:style style:name="P6" style:family="paragraph" style:parent-style-name="Standard">
      <style:text-properties style:font-name="arial" fo:font-size="12pt" fo:font-weight="bold" style:font-size-asian="12pt" style:font-weight-asian="bold" style:font-size-complex="12pt" style:font-weight-complex="bold"/>
    </style:style>
    <style:style style:name="P7" style:family="paragraph" style:parent-style-name="Standard">
      <style:paragraph-properties fo:text-align="justify" style:justify-single-word="false"/>
      <style:text-properties style:font-name="arial" fo:font-size="12pt" fo:font-weight="bold" officeooo:rsid="00227d3e" officeooo:paragraph-rsid="00227d3e" style:font-size-asian="12pt" style:font-weight-asian="bold" style:font-size-complex="12pt" style:font-weight-complex="bold"/>
    </style:style>
    <style:style style:name="P8" style:family="paragraph" style:parent-style-name="Standard">
      <style:text-properties style:font-name="arial" fo:font-size="12pt" fo:font-weight="bold" officeooo:rsid="013ee4a3" officeooo:paragraph-rsid="013ee4a3" style:font-size-asian="12pt" style:font-weight-asian="bold" style:font-size-complex="12pt" style:font-weight-complex="bold"/>
    </style:style>
    <style:style style:name="P9" style:family="paragraph" style:parent-style-name="Standard">
      <style:text-properties style:font-name="arial" fo:font-size="12pt" fo:font-weight="normal" officeooo:rsid="013ee4a3" officeooo:paragraph-rsid="013ee4a3" style:font-size-asian="12pt" style:font-weight-asian="normal" style:font-size-complex="12pt" style:font-weight-complex="normal"/>
    </style:style>
    <style:style style:name="P10" style:family="paragraph" style:parent-style-name="Standard">
      <style:text-properties style:font-name="arial" fo:font-size="14pt" fo:font-weight="bold" style:font-size-asian="14pt" style:font-weight-asian="bold" style:font-size-complex="14pt" style:font-weight-complex="bold"/>
    </style:style>
    <style:style style:name="P11" style:family="paragraph" style:parent-style-name="Standard">
      <style:paragraph-properties fo:text-align="justify" style:justify-single-word="false"/>
      <style:text-properties fo:color="#5c2d91" style:font-name="arial" fo:font-size="12pt" fo:font-style="normal" fo:font-weight="normal" officeooo:rsid="00f090e3" officeooo:paragraph-rsid="00f08a03" fo:background-color="transparent" style:font-size-asian="12pt" style:font-style-asian="normal" style:font-weight-asian="normal" style:font-size-complex="12pt" style:font-style-complex="normal" style:font-weight-complex="normal"/>
    </style:style>
    <style:style style:name="P12"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style:font-name="arial" fo:font-size="12pt" fo:font-weight="normal" officeooo:paragraph-rsid="0013cc39" fo:background-color="transparent" style:font-size-asian="12pt" style:font-weight-asian="normal" style:font-size-complex="12pt" style:font-weight-complex="normal"/>
    </style:style>
    <style:style style:name="P13"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style:font-name="arial" fo:font-size="12pt" fo:font-weight="normal" officeooo:rsid="014657ee" officeooo:paragraph-rsid="01476bb7" fo:background-color="transparent" style:font-size-asian="12pt" style:font-weight-asian="normal" style:font-size-complex="12pt" style:font-weight-complex="normal"/>
    </style:style>
    <style:style style:name="P14"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style:font-name="arial" fo:font-size="12pt" fo:font-weight="normal" officeooo:rsid="014657ee" officeooo:paragraph-rsid="014b0ad7" fo:background-color="transparent" style:font-size-asian="12pt" style:font-weight-asian="normal" style:font-size-complex="12pt" style:font-weight-complex="normal"/>
    </style:style>
    <style:style style:name="P15"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style:font-name="arial" fo:font-size="12pt" fo:font-weight="normal" officeooo:rsid="01476bb7" officeooo:paragraph-rsid="01476bb7" fo:background-color="transparent" style:font-size-asian="12pt" style:font-weight-asian="normal" style:font-size-complex="12pt" style:font-weight-complex="normal"/>
    </style:style>
    <style:style style:name="P16"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style:font-name="arial" fo:font-size="12pt" fo:font-weight="normal" officeooo:rsid="014a257a" officeooo:paragraph-rsid="014a257a" fo:background-color="transparent" style:font-size-asian="12pt" style:font-weight-asian="normal" style:font-size-complex="12pt" style:font-weight-complex="normal"/>
    </style:style>
    <style:style style:name="P17"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style:font-name="arial" fo:font-size="12pt" fo:font-weight="normal" officeooo:rsid="014b0ad7" officeooo:paragraph-rsid="014b0ad7" fo:background-color="transparent" style:font-size-asian="12pt" style:font-weight-asian="normal" style:font-size-complex="12pt" style:font-weight-complex="normal"/>
    </style:style>
    <style:style style:name="P18"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fo:color="#5c2d91" style:font-name="arial" fo:font-size="12pt" fo:font-weight="normal" officeooo:rsid="010f8fd6" officeooo:paragraph-rsid="0141a52f" fo:background-color="#fff200" style:font-size-asian="12pt" style:font-weight-asian="normal" style:font-size-complex="12pt" style:font-weight-complex="normal"/>
    </style:style>
    <style:style style:name="P19"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fo:color="#5c2d91" style:font-name="arial" fo:font-size="12pt" fo:font-weight="normal" officeooo:rsid="01476bb7" officeooo:paragraph-rsid="01476bb7" fo:background-color="transparent" style:font-size-asian="12pt" style:font-weight-asian="normal" style:font-size-complex="12pt" style:font-weight-complex="normal"/>
    </style:style>
    <style:style style:name="P20"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fo:color="#5c2d91" style:font-name="arial" fo:font-size="12pt" fo:font-weight="normal" officeooo:rsid="014657ee" officeooo:paragraph-rsid="01476bb7" fo:background-color="transparent" style:font-size-asian="12pt" style:font-weight-asian="normal" style:font-size-complex="12pt" style:font-weight-complex="normal"/>
    </style:style>
    <style:style style:name="P21"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fo:color="#5c2d91" style:font-name="arial" fo:font-size="12pt" fo:font-weight="normal" officeooo:rsid="014657ee" officeooo:paragraph-rsid="014b0ad7" fo:background-color="transparent" style:font-size-asian="12pt" style:font-weight-asian="normal" style:font-size-complex="12pt" style:font-weight-complex="normal"/>
    </style:style>
    <style:style style:name="P22"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fo:color="#5c2d91" style:font-name="arial" fo:font-size="12pt" fo:font-weight="bold" officeooo:rsid="014657ee" officeooo:paragraph-rsid="01476bb7" fo:background-color="transparent" style:font-size-asian="12pt" style:font-weight-asian="bold" style:font-size-complex="12pt" style:font-weight-complex="bold"/>
    </style:style>
    <style:style style:name="P23" style:family="paragraph" style:parent-style-name="Standard" style:master-page-name="">
      <loext:graphic-properties draw:fill="none"/>
      <style:paragraph-properties fo:margin-left="1.3cm" fo:margin-right="0cm" fo:text-align="justify" style:justify-single-word="false" fo:text-indent="0cm" style:auto-text-indent="false" style:page-number="auto" fo:background-color="transparent"/>
      <style:text-properties style:font-name="arial" fo:font-size="12pt" fo:font-weight="normal" officeooo:rsid="01442a68" officeooo:paragraph-rsid="01442a68" fo:background-color="transparent" style:font-size-asian="12pt" style:font-weight-asian="normal" style:font-size-complex="12pt" style:font-weight-complex="normal"/>
    </style:style>
    <style:style style:name="P24" style:family="paragraph" style:parent-style-name="Standard" style:list-style-name="L1">
      <style:paragraph-properties fo:line-height="115%" fo:text-align="justify" style:justify-single-word="false"/>
      <style:text-properties officeooo:paragraph-rsid="0013cc39"/>
    </style:style>
    <style:style style:name="P25" style:family="paragraph" style:parent-style-name="Standard" style:list-style-name="L2">
      <loext:graphic-properties draw:fill="none"/>
      <style:paragraph-properties fo:text-align="justify" style:justify-single-word="false" fo:background-color="transparent"/>
      <style:text-properties fo:color="#5c2d91" style:font-name="arial" fo:font-size="12pt" fo:font-weight="normal" officeooo:rsid="0151b2b4" officeooo:paragraph-rsid="0151b2b4" fo:background-color="transparent" style:font-size-asian="12pt" style:font-weight-asian="normal" style:font-size-complex="12pt" style:font-weight-complex="normal"/>
    </style:style>
    <style:style style:name="P26" style:family="paragraph" style:parent-style-name="Standard" style:list-style-name="L1">
      <style:paragraph-properties fo:margin-top="0cm" fo:margin-bottom="0.3cm" loext:contextual-spacing="false" fo:text-align="justify" style:justify-single-word="false"/>
      <style:text-properties style:font-name="arial" fo:font-size="12pt" fo:font-weight="normal" officeooo:rsid="0141a52f" officeooo:paragraph-rsid="0141a52f" fo:background-color="transparent" style:font-size-asian="12pt" style:font-weight-asian="normal" style:font-size-complex="12pt" style:font-weight-complex="normal"/>
    </style:style>
    <style:style style:name="P27" style:family="paragraph" style:parent-style-name="Standard" style:list-style-name="L1">
      <style:paragraph-properties fo:margin-top="0cm" fo:margin-bottom="0.3cm" loext:contextual-spacing="false" fo:text-align="justify" style:justify-single-word="false"/>
      <style:text-properties style:font-name="arial" fo:font-size="12pt" fo:font-weight="normal" officeooo:paragraph-rsid="0141a52f" fo:background-color="transparent" style:font-size-asian="12pt" style:font-weight-asian="normal" style:font-size-complex="12pt" style:font-weight-complex="normal"/>
    </style:style>
    <style:style style:name="P28" style:family="paragraph" style:parent-style-name="Standard" style:list-style-name="L1">
      <style:paragraph-properties fo:margin-top="0cm" fo:margin-bottom="0.3cm" loext:contextual-spacing="false" fo:text-align="justify" style:justify-single-word="false"/>
      <style:text-properties officeooo:paragraph-rsid="0141a52f"/>
    </style:style>
    <style:style style:name="P29"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fo:color="#5c2d91" style:font-name="arial" fo:font-size="12pt" fo:font-weight="normal" officeooo:rsid="0145ed7f" officeooo:paragraph-rsid="01442a68" fo:background-color="transparent" style:font-size-asian="12pt" style:font-weight-asian="normal" style:font-size-complex="12pt" style:font-weight-complex="normal"/>
    </style:style>
    <style:style style:name="P30"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fo:color="#5c2d91" style:font-name="arial" fo:font-size="12pt" fo:font-weight="normal" officeooo:rsid="014b0ad7" officeooo:paragraph-rsid="014b0ad7" fo:background-color="transparent" style:font-size-asian="12pt" style:font-weight-asian="normal" style:font-size-complex="12pt" style:font-weight-complex="normal"/>
    </style:style>
    <style:style style:name="P31"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fo:color="#5c2d91" style:font-name="arial" fo:font-size="12pt" fo:font-weight="normal" officeooo:rsid="014657ee" officeooo:paragraph-rsid="01476bb7" fo:background-color="transparent" style:font-size-asian="12pt" style:font-weight-asian="normal" style:font-size-complex="12pt" style:font-weight-complex="normal"/>
    </style:style>
    <style:style style:name="P32"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fo:color="#5c2d91" style:font-name="arial" fo:font-size="12pt" fo:font-weight="normal" officeooo:rsid="0150f923" officeooo:paragraph-rsid="0150f923" fo:background-color="transparent" style:font-size-asian="12pt" style:font-weight-asian="normal" style:font-size-complex="12pt" style:font-weight-complex="normal"/>
    </style:style>
    <style:style style:name="P33"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fo:color="#5c2d91" style:font-name="arial" fo:font-size="12pt" fo:font-weight="normal" officeooo:rsid="010f8fd6" officeooo:paragraph-rsid="0148a001" fo:background-color="transparent" style:font-size-asian="12pt" style:font-weight-asian="normal" style:font-size-complex="12pt" style:font-weight-complex="normal"/>
    </style:style>
    <style:style style:name="P34"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fo:color="#5c2d91" style:font-name="arial" fo:font-size="12pt" fo:font-weight="normal" officeooo:rsid="01563895" officeooo:paragraph-rsid="01563895" fo:background-color="transparent" style:font-size-asian="12pt" style:font-weight-asian="normal" style:font-size-complex="12pt" style:font-weight-complex="normal"/>
    </style:style>
    <style:style style:name="P35"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fo:color="#5c2d91" style:font-name="arial" fo:font-size="12pt" fo:font-weight="normal" officeooo:rsid="015cbc0a" officeooo:paragraph-rsid="015cbc0a" fo:background-color="transparent" style:font-size-asian="12pt" style:font-weight-asian="normal" style:font-size-complex="12pt" style:font-weight-complex="normal"/>
    </style:style>
    <style:style style:name="P36"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fo:color="#5c2d91" style:font-name="arial" fo:font-size="12pt" fo:font-weight="normal" officeooo:rsid="015e53d8" officeooo:paragraph-rsid="015e53d8" fo:background-color="transparent" style:font-size-asian="12pt" style:font-weight-asian="normal" style:font-size-complex="12pt" style:font-weight-complex="normal"/>
    </style:style>
    <style:style style:name="P37"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fo:color="#5c2d91" style:font-name="arial" fo:font-size="12pt" fo:font-weight="normal" officeooo:rsid="01602ef0" officeooo:paragraph-rsid="01602ef0" fo:background-color="transparent" style:font-size-asian="12pt" style:font-weight-asian="normal" style:font-size-complex="12pt" style:font-weight-complex="normal"/>
    </style:style>
    <style:style style:name="P38"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fo:color="#5c2d91" style:font-name="arial" fo:font-size="12pt" fo:font-weight="normal" officeooo:rsid="014b0ad7" officeooo:paragraph-rsid="014b0ad7" fo:background-color="#fff200" style:font-size-asian="12pt" style:font-weight-asian="normal" style:font-size-complex="12pt" style:font-weight-complex="normal"/>
    </style:style>
    <style:style style:name="P39"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fo:color="#5c2d91" style:font-name="arial" fo:font-size="12pt" fo:font-weight="normal" officeooo:rsid="010f8fd6" officeooo:paragraph-rsid="0148a001" fo:background-color="#fff200" style:font-size-asian="12pt" style:font-weight-asian="normal" style:font-size-complex="12pt" style:font-weight-complex="normal"/>
    </style:style>
    <style:style style:name="P40"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fo:color="#5c2d91" style:font-name="arial" fo:font-size="12pt" fo:font-weight="normal" officeooo:rsid="010f8fd6" officeooo:paragraph-rsid="0151b2b4" fo:background-color="#fff200" style:font-size-asian="12pt" style:font-weight-asian="normal" style:font-size-complex="12pt" style:font-weight-complex="normal"/>
    </style:style>
    <style:style style:name="P41"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fo:color="#5c2d91" style:font-name="arial" fo:font-size="12pt" fo:font-weight="normal" officeooo:rsid="015cbc0a" officeooo:paragraph-rsid="015cbc0a" fo:background-color="#fff200" style:font-size-asian="12pt" style:font-weight-asian="normal" style:font-size-complex="12pt" style:font-weight-complex="normal"/>
    </style:style>
    <style:style style:name="P42"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fo:color="#5c2d91" style:font-name="arial" fo:font-size="12pt" fo:font-weight="normal" officeooo:rsid="015e8e0a" officeooo:paragraph-rsid="015e8e0a" fo:background-color="#fff200" style:font-size-asian="12pt" style:font-weight-asian="normal" style:font-size-complex="12pt" style:font-weight-complex="normal"/>
    </style:style>
    <style:style style:name="P43"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fo:color="#5c2d91" style:font-name="arial" fo:font-size="12pt" fo:font-style="normal" fo:font-weight="normal" officeooo:rsid="00f08a03" officeooo:paragraph-rsid="0141a52f" fo:background-color="transparent" style:font-size-asian="12pt" style:font-style-asian="normal" style:font-weight-asian="normal" style:font-size-complex="12pt" style:font-style-complex="normal" style:font-weight-complex="normal"/>
    </style:style>
    <style:style style:name="P44" style:family="paragraph" style:parent-style-name="Standard" style:master-page-name="">
      <loext:graphic-properties draw:fill="none"/>
      <style:paragraph-properties fo:margin-left="1.3cm" fo:margin-right="0cm" fo:text-align="justify" style:justify-single-word="false" fo:text-indent="0cm" style:auto-text-indent="false" style:page-number="auto" fo:background-color="transparent"/>
      <style:text-properties fo:color="#5c2d91" style:font-name="arial" fo:font-size="12pt" fo:font-weight="normal" officeooo:rsid="0151b2b4" officeooo:paragraph-rsid="015595f1" fo:background-color="transparent" style:font-size-asian="12pt" style:font-weight-asian="normal" style:font-size-complex="12pt" style:font-weight-complex="normal"/>
    </style:style>
    <style:style style:name="P45" style:family="paragraph" style:parent-style-name="Standard" style:list-style-name="L1" style:master-page-name="">
      <style:paragraph-properties fo:line-height="115%" fo:text-align="justify" style:justify-single-word="false" style:page-number="auto"/>
      <style:text-properties officeooo:paragraph-rsid="0141a52f"/>
    </style:style>
    <style:style style:name="P46" style:family="paragraph" style:parent-style-name="Standard" style:list-style-name="L1" style:master-page-name="">
      <style:paragraph-properties fo:line-height="115%" fo:text-align="justify" style:justify-single-word="false" style:page-number="auto"/>
      <style:text-properties style:font-name="arial" fo:font-size="14pt" fo:font-weight="bold" officeooo:rsid="0141a52f" officeooo:paragraph-rsid="0141a52f" style:font-size-asian="14pt" style:font-weight-asian="bold" style:font-size-complex="14pt" style:font-weight-complex="bold"/>
    </style:style>
    <style:style style:name="P47" style:family="paragraph" style:parent-style-name="Standard" style:list-style-name="L1" style:master-page-name="">
      <style:paragraph-properties fo:line-height="115%" fo:text-align="justify" style:justify-single-word="false" style:page-number="auto"/>
      <style:text-properties style:font-name="arial" fo:font-size="14pt" fo:font-weight="bold" officeooo:rsid="0142772e" officeooo:paragraph-rsid="0142772e" style:font-size-asian="14pt" style:font-weight-asian="bold" style:font-size-complex="14pt" style:font-weight-complex="bold"/>
    </style:style>
    <style:style style:name="P48" style:family="paragraph" style:parent-style-name="Standard" style:list-style-name="L1" style:master-page-name="">
      <loext:graphic-properties draw:fill="none"/>
      <style:paragraph-properties fo:margin-left="1.3cm" fo:margin-right="0cm" fo:line-height="115%" fo:text-align="justify" style:justify-single-word="false" fo:text-indent="-0.9cm" style:auto-text-indent="false" style:page-number="auto" fo:background-color="transparent">
        <style:tab-stops/>
      </style:paragraph-properties>
      <style:text-properties style:font-name="arial" fo:font-size="14pt" fo:font-weight="bold" officeooo:rsid="0142772e" officeooo:paragraph-rsid="0142772e" style:font-size-asian="14pt" style:font-weight-asian="bold" style:font-size-complex="14pt" style:font-weight-complex="bold"/>
    </style:style>
    <style:style style:name="P49" style:family="paragraph" style:parent-style-name="Table_20_Contents">
      <loext:graphic-properties draw:fill="none"/>
      <style:paragraph-properties fo:text-align="center" style:justify-single-word="false" fo:background-color="transparent" style:vertical-align="middle">
        <style:tab-stops/>
      </style:paragraph-properties>
      <style:text-properties style:font-name="arial" fo:font-size="12pt" officeooo:rsid="014fdf14" officeooo:paragraph-rsid="014fdf14" style:font-size-asian="12pt" style:font-size-complex="12pt"/>
    </style:style>
    <style:style style:name="P50" style:family="paragraph" style:parent-style-name="Table_20_Contents">
      <loext:graphic-properties draw:fill="none"/>
      <style:paragraph-properties fo:text-align="center" style:justify-single-word="false" fo:background-color="transparent" style:vertical-align="middle">
        <style:tab-stops/>
      </style:paragraph-properties>
      <style:text-properties fo:color="#21409a" style:font-name="arial" fo:font-size="12pt" fo:font-weight="bold" officeooo:rsid="014fdf14" officeooo:paragraph-rsid="014fdf14" style:font-size-asian="12pt" style:font-weight-asian="bold" style:font-size-complex="12pt" style:font-weight-complex="bold"/>
    </style:style>
    <style:style style:name="T1" style:family="text">
      <style:text-properties officeooo:rsid="0101740b"/>
    </style:style>
    <style:style style:name="T2" style:family="text">
      <style:text-properties fo:font-weight="normal" style:font-weight-asian="normal" style:font-weight-complex="normal"/>
    </style:style>
    <style:style style:name="T3" style:family="text">
      <style:text-properties fo:color="#5c2d91"/>
    </style:style>
    <style:style style:name="T4" style:family="text">
      <style:text-properties fo:color="#5c2d91" fo:font-weight="normal" style:font-weight-asian="normal" style:font-weight-complex="normal"/>
    </style:style>
    <style:style style:name="T5" style:family="text">
      <style:text-properties fo:color="#5c2d91" officeooo:rsid="010f8fd6"/>
    </style:style>
    <style:style style:name="T6" style:family="text">
      <style:text-properties fo:color="#5c2d91" officeooo:rsid="0145ed7f"/>
    </style:style>
    <style:style style:name="T7" style:family="text">
      <style:text-properties fo:color="#5c2d91" fo:font-style="italic"/>
    </style:style>
    <style:style style:name="T8" style:family="text">
      <style:text-properties fo:color="#5c2d91" fo:font-style="italic" style:font-style-asian="italic" style:font-style-complex="italic"/>
    </style:style>
    <style:style style:name="T9" style:family="text">
      <style:text-properties fo:color="#5c2d91" fo:font-weight="bold" style:font-weight-asian="bold" style:font-weight-complex="bold"/>
    </style:style>
    <style:style style:name="T10" style:family="text">
      <style:text-properties fo:color="#5c2d91" officeooo:rsid="01476bb7"/>
    </style:style>
    <style:style style:name="T11" style:family="text">
      <style:text-properties fo:color="#5c2d91" officeooo:rsid="014a257a"/>
    </style:style>
    <style:style style:name="T12" style:family="text">
      <style:text-properties fo:color="#5c2d91" officeooo:rsid="014b0ad7"/>
    </style:style>
    <style:style style:name="T13" style:family="text">
      <style:text-properties fo:color="#5c2d91" officeooo:rsid="014fc359"/>
    </style:style>
    <style:style style:name="T14" style:family="text">
      <style:text-properties officeooo:rsid="013ee4a3"/>
    </style:style>
    <style:style style:name="T15" style:family="text">
      <style:text-properties officeooo:rsid="013ef780"/>
    </style:style>
    <style:style style:name="T16" style:family="text">
      <style:text-properties style:font-name="arial" fo:font-size="14pt" fo:font-weight="bold" style:font-size-asian="14pt" style:font-weight-asian="bold" style:font-size-complex="14pt" style:font-weight-complex="bold"/>
    </style:style>
    <style:style style:name="T17" style:family="text">
      <style:text-properties style:font-name="arial" fo:font-size="14pt" fo:font-weight="bold" officeooo:rsid="0141a52f" style:font-size-asian="14pt" style:font-weight-asian="bold" style:font-size-complex="14pt" style:font-weight-complex="bold"/>
    </style:style>
    <style:style style:name="T18" style:family="text">
      <style:text-properties style:font-name="arial" fo:font-size="12pt" fo:font-weight="normal" fo:background-color="transparent" loext:char-shading-value="0" style:font-size-asian="12pt" style:font-weight-asian="normal" style:font-size-complex="12pt" style:font-weight-complex="normal"/>
    </style:style>
    <style:style style:name="T19" style:family="text">
      <style:text-properties style:font-name="arial" fo:font-size="12pt" fo:font-weight="normal" officeooo:rsid="0142772e" fo:background-color="transparent" loext:char-shading-value="0" style:font-size-asian="12pt" style:font-weight-asian="normal" style:font-size-complex="12pt" style:font-weight-complex="normal"/>
    </style:style>
    <style:style style:name="T20" style:family="text">
      <style:text-properties officeooo:rsid="0148a001"/>
    </style:style>
    <style:style style:name="T21" style:family="text">
      <style:text-properties officeooo:rsid="0151b2b4"/>
    </style:style>
    <style:style style:name="T22" style:family="text">
      <style:text-properties fo:font-weight="bold" style:font-weight-asian="bold" style:font-weight-complex="bold"/>
    </style:style>
    <style:style style:name="T23" style:family="text">
      <style:text-properties fo:font-weight="bold" fo:background-color="transparent" loext:char-shading-value="0" style:font-weight-asian="bold" style:font-weight-complex="bold"/>
    </style:style>
    <style:style style:name="T24" style:family="text">
      <style:text-properties fo:font-style="italic" style:font-style-asian="italic" style:font-style-complex="italic"/>
    </style:style>
    <style:style style:name="T25" style:family="text">
      <style:text-properties officeooo:rsid="015320f0"/>
    </style:style>
    <style:style style:name="T26" style:family="text">
      <style:text-properties style:font-name="Courier New"/>
    </style:style>
    <style:style style:name="T27" style:family="text">
      <style:text-properties style:font-name="Courier New" fo:font-style="normal" style:font-style-asian="normal" style:font-style-complex="normal"/>
    </style:style>
    <style:style style:name="T28" style:family="text">
      <style:text-properties style:font-name="Courier New" fo:font-style="normal" officeooo:rsid="0151b2b4" style:font-style-asian="normal" style:font-style-complex="normal"/>
    </style:style>
    <style:style style:name="T29" style:family="text">
      <style:text-properties style:font-name="Courier New" fo:background-color="#fff200" loext:char-shading-value="0"/>
    </style:style>
    <style:style style:name="T30" style:family="text">
      <style:text-properties officeooo:rsid="015595f1"/>
    </style:style>
    <style:style style:name="T31" style:family="text">
      <style:text-properties fo:background-color="#fff200" loext:char-shading-value="0"/>
    </style:style>
    <style:style style:name="T32" style:family="text">
      <style:text-properties officeooo:rsid="0158ac87" fo:background-color="#fff200" loext:char-shading-value="0"/>
    </style:style>
    <style:style style:name="T33" style:family="text">
      <style:text-properties officeooo:rsid="0158ac87"/>
    </style:style>
    <style:style style:name="T34" style:family="text">
      <style:text-properties fo:background-color="transparent" loext:char-shading-value="0"/>
    </style:style>
    <style:style style:name="T35" style:family="text">
      <style:text-properties officeooo:rsid="015e8e0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ipologia i cicle de vida de les dades</text:p>
      <text:p text:style-name="P4"><text:span text:style-name="T14">Pràctica 1</text:span>: <text:span text:style-name="T14">Web scraping</text:span></text:p>
      <text:p text:style-name="P5">Memòria</text:p>
      <text:p text:style-name="P4"/>
      <text:p text:style-name="P7">Nota: <text:span text:style-name="T2">Les respostes a les diferents preguntes estan escrites amb </text:span><text:span text:style-name="T4">blau</text:span><text:span text:style-name="T2"> per tal de ser fàcilment identificables</text:span></text:p>
      <text:p text:style-name="P10"/>
      <text:p text:style-name="P8">Components de l’equip <text:span text:style-name="T15">(usuaris GitHub)</text:span>:<text:tab/><text:span text:style-name="T2">Andrés Laverde Marín (</text:span><text:a xlink:type="simple" xlink:href="https://github.com/alaverma" text:style-name="Internet_20_link" text:visited-style-name="Visited_20_Internet_20_Link"><text:span text:style-name="T2">alaverma</text:span></text:a><text:span text:style-name="T2">)</text:span></text:p>
      <text:p text:style-name="P9"><text:tab/><text:tab/><text:tab/><text:tab/><text:tab/><text:tab/><text:tab/>Josep Mª Espasa Verdés (<text:a xlink:type="simple" xlink:href="https://github.com/Ilergeta" text:style-name="Internet_20_link" text:visited-style-name="Visited_20_Internet_20_Link">ilergeta</text:a>)</text:p>
      <text:p text:style-name="P8">Enllaç GitHub: <text:a xlink:type="simple" xlink:href="https://github.com/alaverma/web-scraping-uoc" text:style-name="Internet_20_link" text:visited-style-name="Visited_20_Internet_20_Link"><text:span text:style-name="T2">https://github.com/alaverma/web-scraping-uoc</text:span></text:a></text:p>
      <text:p text:style-name="P6"/>
      <text:list xml:id="list2869861686" text:style-name="L1">
        <text:list-item>
          <text:p text:style-name="P24"><text:span text:style-name="T17">Context</text:span><text:span text:style-name="T16"> </text:span></text:p>
          <text:p text:style-name="P26">Explicar en quin context s'ha recol·lectat la informació. Explicar per què el lloc web triat proporciona aquesta informació.</text:p>
        </text:list-item>
      </text:list>
      <text:p text:style-name="P23"><text:span text:style-name="T5">L’</text:span><text:span text:style-name="T3">objectiu </text:span><text:span text:style-name="T13">principal</text:span><text:span text:style-name="T3"> d’aquesta pràctica ha estat </text:span><text:span text:style-name="T6">recol·lectar</text:span><text:span text:style-name="T3"> informació de la cotització borsària </text:span><text:span text:style-name="T6">històrica</text:span><text:span text:style-name="T3"> de les empreses que cotitzen a la Bo</text:span><text:span text:style-name="T6">r</text:span><text:span text:style-name="T3">sa de </text:span><text:span text:style-name="T6">Madrid, principal mercat de valors d’Espanya, </text:span><text:span text:style-name="T11">integrada en la Sociedad de Bolsas y Mercados Españoles (BME).</text:span></text:p>
      <text:p text:style-name="P29"/>
      <text:p text:style-name="P16"><text:span text:style-name="T6">E</text:span><text:span text:style-name="T3">l lloc web </text:span><text:a xlink:type="simple" xlink:href="http://www.bolsamadrid.es/" text:style-name="Internet_20_link" text:visited-style-name="Visited_20_Internet_20_Link">www.bolsamadrid.es</text:a><text:span text:style-name="T3"> proporciona aquesta informació, ja que és el lloc web de la societat rectora de la borsa de valors de Madrid, propietària de d’aquestes dades.</text:span></text:p>
      <text:p text:style-name="P12"/>
      <text:list xml:id="list193643714726449" text:continue-numbering="true" text:style-name="L1">
        <text:list-item>
          <text:p text:style-name="P45"><text:span text:style-name="T17">Títol del dataset</text:span><text:span text:style-name="T16"> </text:span></text:p>
          <text:p text:style-name="P27">Definir un títol pel dataset. Triar un títol que sigui descriptiu.</text:p>
        </text:list-item>
      </text:list>
      <text:p text:style-name="P17"><text:span text:style-name="T3">Les dades recol·lectades es recullen en un dataset emmagatzemat en un fitxer de format CSV amb el nom corresponent al </text:span><text:span text:style-name="T8">ticker</text:span><text:span text:style-name="T3"> de l’empresa cotitzada de la que s’està obtenint les dades històriques de cotització. Recordar que el </text:span><text:span text:style-name="T8">ticker</text:span><text:span text:style-name="T3"> no deixa de ser un identificador de les empreses que cotitzen en un mercat borsari i que es correspon a una abreviació que pot contenir lletres i/o nombres.</text:span></text:p>
      <text:p text:style-name="P30"/>
      <text:p text:style-name="P38">Vàries empreses / fitxers??</text:p>
      <text:p text:style-name="P18"/>
      <text:list xml:id="list193643773593977" text:continue-numbering="true" text:style-name="L1">
        <text:list-item>
          <text:p text:style-name="P46">Descripció del dataset</text:p>
          <text:p text:style-name="P27">Desenvolupar una descripció breu del conjunt de dades que s'ha extret (és necessari que aquesta descripció tingui sentit amb el títol triat).</text:p>
        </text:list-item>
      </text:list>
      <text:p text:style-name="P39">TODO</text:p>
      <text:p text:style-name="P18"/>
      <text:list xml:id="list193645099335916" text:continue-numbering="true" text:style-name="L1">
        <text:list-item>
          <text:p text:style-name="P46">Representació gràfica</text:p>
          <text:p text:style-name="P27">Presentar una imatge o esquema que identifiqui el dataset visualment</text:p>
        </text:list-item>
      </text:list>
      <text:p text:style-name="P39">TODO</text:p>
      <text:p text:style-name="P18"/>
      <text:list xml:id="list193644858398684" text:continue-numbering="true" text:style-name="L1">
        <text:list-item>
          <text:p text:style-name="P47"><text:soft-page-break/>Contingut</text:p>
          <text:p text:style-name="P27">Explicar els camps que inclou el dataset, el període de temps de les dades i com s'ha recollit.</text:p>
        </text:list-item>
      </text:list>
      <text:p text:style-name="P39">TODO</text:p>
      <text:p text:style-name="P18"/>
      <text:list xml:id="list193643290255676" text:continue-numbering="true" text:style-name="L1">
        <text:list-item>
          <text:p text:style-name="P47">Agraïments</text:p>
          <text:p text:style-name="P27">Presentar el propietari del conjunt de dades. És necessari incloure cites de recerca o anàlisis anteriors (si n'hi ha).</text:p>
        </text:list-item>
      </text:list>
      <text:p text:style-name="P15"><text:span text:style-name="T3">El propietari de les dades és: </text:span><text:span text:style-name="T9">Sociedad Rectora de la Bolsa de Valores de Madrid, S.A. Sociedad Unipersonal</text:span></text:p>
      <text:p text:style-name="P22"/>
      <text:p text:style-name="P19">D’altra banda, per la realització d’<text:span text:style-name="T20">aquesta</text:span> pràctica, ja sigui, <text:span text:style-name="T20">pròpiament,</text:span> aquest document de memòria o el codi font, s’ha consultat la següent bibliografia:</text:p>
      <text:p text:style-name="P22"/>
      <text:p text:style-name="P13"><text:span text:style-name="T9">Col·laboradors de Viquipèdia.</text:span><text:span text:style-name="T3"> 'Borsa de Madrid', </text:span><text:span text:style-name="T7">Viquipèdia, l'Enciclopèdia Lliure.</text:span><text:span text:style-name="T3"> [</text:span><text:span text:style-name="T10">Data de consulta: 10 de novembre de 20</text:span><text:span text:style-name="T12">18</text:span><text:span text:style-name="T3">].</text:span></text:p>
      <text:p text:style-name="P20">&lt;<text:a xlink:type="simple" xlink:href="https://ca.wikipedia.org/wiki/Borsa_de_Madrid" text:style-name="Internet_20_link" text:visited-style-name="Visited_20_Internet_20_Link">https://ca.wikipedia.org/wiki/Borsa_de_Madrid</text:a>&gt;</text:p>
      <text:p text:style-name="P20"/>
      <text:p text:style-name="P14"><text:span text:style-name="T9">Col·laboradors de Viquipèdia.</text:span><text:span text:style-name="T3"> '</text:span><text:span text:style-name="T12">Ticker symbol’</text:span><text:span text:style-name="T3">, </text:span><text:span text:style-name="T7">Viquipèdia, l'Enciclopèdia Lliure.</text:span><text:span text:style-name="T3"> [</text:span><text:span text:style-name="T10">Data de consulta: 10 de novembre de 20</text:span><text:span text:style-name="T12">19</text:span><text:span text:style-name="T3">].</text:span></text:p>
      <text:p text:style-name="P21">&lt;<text:a xlink:type="simple" xlink:href="https://en.wikipedia.org/wiki/Ticker_symbol" text:style-name="Internet_20_link" text:visited-style-name="Visited_20_Internet_20_Link">https://en.wikipedia.org/wiki/Ticker_symbol</text:a>&gt;</text:p>
      <text:p text:style-name="P20"><text:span text:style-name="Strong_20_Emphasis"/></text:p>
      <text:p text:style-name="P20"><text:span text:style-name="Strong_20_Emphasis">Lawson, R.</text:span> (2015). <text:span text:style-name="Emphasis">Web Scraping with Python</text:span> (1a ed.). Birmingham: Packt Publishing Ltd.</text:p>
      <text:p text:style-name="P20"/>
      <text:p text:style-name="P42">Afegir més biblio emprada?!?</text:p>
      <text:p text:style-name="P18"/>
      <text:list xml:id="list193643642591776" text:continue-numbering="true" text:style-name="L1">
        <text:list-item>
          <text:p text:style-name="P47">Inspiració</text:p>
          <text:p text:style-name="P27">Explicar per què és interessant aquest conjunt de dades i quines preguntes es pretenen respondre.</text:p>
        </text:list-item>
      </text:list>
      <text:p text:style-name="P36">Si es planteja la inversió en renda variable des del punt de vista analític, conèixer la cotització històrica dels diferents valors <text:span text:style-name="T35">és de vital importància per tal de poder aplicar les eines de modelatge/predicció que es considerin més adequades, així com per poder comprovar la seva efectivitat. En aquest sentit, l’obtenció de l’històric de cotitzacions borsàries en un format CSV que posteriorment sigui fàcilment exportable a qualsevol eina que es vulgui emprar, és clau per tal de poder realitzar aquesta anàlisi analítica i, d’aquesta manera, poder prendre les decisions adequades per tal d’intentar maximitzar els beneficis obtinguts de les inversions realitzades.</text:span></text:p>
      <text:p text:style-name="P36"/>
      <text:p text:style-name="P37">Des d’aquest punt de vista analític, mitjançant l’anàlisi del conjunt de dades històriques de determinats valors borsaris, emprant les eines i models que es considerin més adequats, es pretén donar resposta a la pregunta <text:span text:style-name="T24">clau</text:span> que tot inversor en borsa es fa: És un bon moment per comprar/vendre l’acció de l’empresa X?</text:p>
      <text:p text:style-name="P37"><text:soft-page-break/><text:s/></text:p>
      <text:p text:style-name="P18"/>
      <text:list xml:id="list193645067729915" text:continue-numbering="true" text:style-name="L1">
        <text:list-item>
          <text:p text:style-name="P47">Llicència</text:p>
          <text:p text:style-name="P28"><text:span text:style-name="T19">Seleccionar una d’aquestes llicències pel dataset resultant i explicar el motiu de la seva selecció</text:span><text:span text:style-name="T18">.</text:span></text:p>
        </text:list-item>
      </text:list>
      <text:p text:style-name="P41"><text:span text:style-name="T34">Tant el codi font com els datasets obtinguts estan sota la llicència </text:span><text:span text:style-name="T23">CC BY Reconeixement 4.0 Internacional </text:span><text:span text:style-name="T34">, mitjançant la qual, qualsevol persona pot mesclar, adaptar i crear a partir d’aquesta informació facilitada, fins i tot amb una finalitat comercial, sempre que reconegui l’autoria de la creació original. </text:span></text:p>
      <text:p text:style-name="P35"><draw:frame draw:style-name="fr1" draw:name="Imatge1" text:anchor-type="paragraph" svg:x="7.449cm" svg:y="0.074cm" svg:width="2.328cm" svg:height="0.82cm" draw:z-index="0"><draw:image xlink:href="Pictures/10000201000000580000001F27B9DB4484B1B662.png" xlink:type="simple" xlink:show="embed" xlink:actuate="onLoad" loext:mime-type="image/x-vclgraphic"/></draw:frame></text:p>
      <text:p text:style-name="P35"/>
      <text:p text:style-name="P35"/>
      <text:p text:style-name="P35">El principal motiu per triar aquesta llicència és doble. Així, d’una banda, per tal d’aconseguir una màxima difusió de la informació aconseguida i de les possibilitats de les tasques de web scraping i, de l’altra banda, per ajudar a la comunitat aportant una nova implementació.</text:p>
      <text:p text:style-name="P18"/>
      <text:list xml:id="list193644156456986" text:continue-numbering="true" text:style-name="L1">
        <text:list-item>
          <text:p text:style-name="P47">Codi</text:p>
          <text:p text:style-name="P27">Adjuntar el codi amb el qual s'ha generat el dataset, preferiblement en Python o, alternativament, en R.</text:p>
        </text:list-item>
      </text:list>
      <text:p text:style-name="P32">El codi desenvolupat per realitzar aquesta pràctica es pot trobar en l’enllaç del GitHub facilitat a l’inici d<text:span text:style-name="T25">el present document.</text:span> <text:span text:style-name="T30">Concretament</text:span>, tot el codi <text:span text:style-name="T21">es troba dins la carpeta </text:span><text:span text:style-name="T28">src</text:span><text:span text:style-name="T21">, agrupat en dos fitxers de la següent manera:</text:span></text:p>
      <text:list xml:id="list1579572548" text:style-name="L2">
        <text:list-item>
          <text:p text:style-name="P25"><text:span text:style-name="T22">main.py:</text:span> fitxer principal d’execució del programa i que inicia el procés de scraping amb la crida a la classe BolsaScraper.</text:p>
        </text:list-item>
        <text:list-item>
          <text:p text:style-name="P25"><text:span text:style-name="T22">bolsaScraper.py: </text:span>conté la implementació de la classe BolsaScraper que, mitjançant els seus mètodes, genera la informació borsària sol·licitada i l’escriu al directori <text:span text:style-name="T27">data</text:span>.</text:p>
        </text:list-item>
      </text:list>
      <text:p text:style-name="P44"><text:span text:style-name="T30">Finalment, <text:s/>comentar que s’ha emprat el llenguatge de programació Python.</text:span></text:p>
      <text:p text:style-name="P40"/>
      <text:list xml:id="list193644643719683" text:continue-list="list193644156456986" text:style-name="L1">
        <text:list-item>
          <text:p text:style-name="P48">Dataset</text:p>
          <text:p text:style-name="P27">Presentar el dataset en format CSV.</text:p>
        </text:list-item>
      </text:list>
      <text:p text:style-name="P34">Un exemple de dataset en format CSV es pot trobar en el directori <text:span text:style-name="T26">data</text:span> de l'enllaç del GitHub facilitat en l’inici del present document, concretament, <text:span text:style-name="T31">s’adjunten els fitxers de sortida per la cerca de les empreses XX, </text:span><text:span text:style-name="T32">obtinguts</text:span><text:span text:style-name="T31"> mitjançant la comanda </text:span><text:span text:style-name="T29">python main XXX <text:s/>XX XX XX</text:span><text:span text:style-name="T31">.</text:span></text:p>
      <text:p text:style-name="P34"/>
      <text:p text:style-name="P34">Igualment, com a part addicional de les dades <text:span text:style-name="T33">recollides</text:span> en el procés de web scraping, en el directori <text:span text:style-name="T26">images</text:span> del mateix enllaç facilitat, <text:span text:style-name="T31">es poden trobar les imatges dels logos de les empreses <text:s/>cercades anteriorment, emmagatzemades com fitxers .gif</text:span>, amb el nom del <text:span text:style-name="T24">ticker</text:span> identificatiu de l’empresa <text:span text:style-name="T33">que, de fet, coincideix amb el nom del dataset anterior.</text:span></text:p>
      <text:p text:style-name="P33"/>
      <text:p text:style-name="P33"/>
      <text:p text:style-name="P33"><text:soft-page-break/></text:p>
      <text:p text:style-name="P43"/>
      <table:table table:name="Taula1" table:style-name="Taula1">
        <table:table-column table:style-name="Taula1.A"/>
        <table:table-column table:style-name="Taula1.B"/>
        <table:table-row table:style-name="Taula1.1">
          <table:table-cell table:style-name="Taula1.A1" office:value-type="string">
            <text:p text:style-name="P50">Contribucions</text:p>
          </table:table-cell>
          <table:table-cell table:style-name="Taula1.B1" office:value-type="string">
            <text:p text:style-name="P50">Signa</text:p>
          </table:table-cell>
        </table:table-row>
        <table:table-row table:style-name="Taula1.1">
          <table:table-cell table:style-name="Taula1.A3" office:value-type="string">
            <text:p text:style-name="P49">Recerca prèvia</text:p>
          </table:table-cell>
          <table:table-cell table:style-name="Taula1.B3" office:value-type="string">
            <text:p text:style-name="P49">A.L.M. i JM.E.V.</text:p>
          </table:table-cell>
        </table:table-row>
        <table:table-row table:style-name="Taula1.1">
          <table:table-cell table:style-name="Taula1.A3" office:value-type="string">
            <text:p text:style-name="P49">Redacció de les respostes</text:p>
          </table:table-cell>
          <table:table-cell table:style-name="Taula1.B3" office:value-type="string">
            <text:p text:style-name="P49">A.L.M. i JM.E.V.</text:p>
          </table:table-cell>
        </table:table-row>
        <table:table-row table:style-name="Taula1.1">
          <table:table-cell table:style-name="Taula1.A4" office:value-type="string">
            <text:p text:style-name="P49">Desenvolupament codi</text:p>
          </table:table-cell>
          <table:table-cell table:style-name="Taula1.B4" office:value-type="string">
            <text:p text:style-name="P49">A.L.M. i JM.E.V.</text:p>
          </table:table-cell>
        </table:table-row>
      </table:table>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swiss"/>
    <style:font-face style:name="AR PL SungtiL GB" svg:font-family="'AR PL SungtiL GB'"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text-properties style:font-name="Arial" fo:font-family="Arial" style:font-family-generic="swiss" style:font-pitch="variable" fo:font-size="14pt" fo:font-weight="bold" style:font-size-asian="12.25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AR PL SungtiL GB" style:font-family-asian="'AR PL SungtiL GB'"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arial" fo:font-size="10pt" fo:font-style="italic" officeooo:rsid="001d45ca" officeooo:paragraph-rsid="013ee4a3" style:font-size-asian="10pt" style:font-style-asian="italic" style:font-size-complex="10pt" style:font-style-complex="italic"/>
    </style:style>
    <style:style style:name="MP2" style:family="paragraph" style:parent-style-name="Header">
      <style:paragraph-properties fo:text-align="end" style:justify-single-word="false"/>
      <style:text-properties style:font-name="arial" fo:font-size="10pt" fo:font-style="italic" officeooo:rsid="001210b2" officeooo:paragraph-rsid="013ee4a3" style:font-size-asian="10pt" style:font-style-asian="italic" style:font-size-complex="10pt" style:font-style-complex="italic"/>
    </style:style>
    <style:style style:name="MP3" style:family="paragraph" style:parent-style-name="Footer">
      <style:paragraph-properties fo:text-align="center" style:justify-single-word="false"/>
      <style:text-properties style:font-name="Arial" fo:font-size="10pt" style:font-size-asian="10pt" style:font-size-complex="10pt"/>
    </style:style>
    <style:style style:name="MT1" style:family="text">
      <style:text-properties officeooo:rsid="0101740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Pràctica 1: Web scraping<text:tab/>Memòria<text:tab/>Andrés Laverde Marín</text:p>
        <text:p text:style-name="MP2">Josep Mª Espasa Verdés</text:p>
      </style:header>
      <style:footer>
        <text:p text:style-name="MP3"><text:page-number text:select-page="current">4</text:page-number><text:s/><text:span text:style-name="MT1">de </text:span><text:span text:style-name="MT1"><text:page-count>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6T19:23:22.773695848</meta:creation-date>
    <dc:date>2019-11-10T19:36:42.950413951</dc:date>
    <meta:editing-duration>P1DT5H24M55S</meta:editing-duration>
    <meta:editing-cycles>257</meta:editing-cycles>
    <meta:generator>LibreOffice/6.0.7.3$Linux_X86_64 LibreOffice_project/00m0$Build-3</meta:generator>
    <meta:print-date>2019-04-11T16:49:00.762220668</meta:print-date>
    <meta:document-statistic meta:table-count="1" meta:image-count="1" meta:object-count="0" meta:page-count="4" meta:paragraph-count="64" meta:word-count="932" meta:character-count="6042" meta:non-whitespace-character-count="5171"/>
  </office:meta>
</office:document-meta>
</file>